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2.5" calcext:value-type="float">
            <text:p>2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number-columns-repeated="2" table:style-name="ce60" office:value-type="float" office:value="0.5" calcext:value-type="float">
            <text:p>0,5</text:p>
          </table:table-cell>
          <table:table-cell table:style-name="ce60" table:number-columns-repeated="2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29" calcext:value-type="float">
            <text:p>29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.5" calcext:value-type="float">
            <text:p>2,5</text:p>
          </table:table-cell>
          <table:table-cell table:style-name="ce5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34.5" calcext:value-type="float">
            <text:p>34,5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.5" calcext:value-type="float">
            <text:p>5,5</text:p>
          </table:table-cell>
          <table:table-cell table:style-name="ce65" table:formula="of:=SUM([.T3:.T7])" office:value-type="float" office:value="8.5" calcext:value-type="float">
            <text:p>8,5</text:p>
          </table:table-cell>
          <table:table-cell table:style-name="ce65" table:formula="of:=SUM([.U3:.U7])" office:value-type="float" office:value="2.5" calcext:value-type="float">
            <text:p>2,5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2:30:47.8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4T02:33:01.652000000</dc:date>
    <meta:editing-cycles>16</meta:editing-cycles>
    <meta:editing-duration>PT1H33M52S</meta:editing-duration>
    <meta:document-statistic meta:table-count="5" meta:cell-count="504" meta:object-count="0"/>
  </office:meta>
</office:document-meta>
</file>